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68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626 bearin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50 mm M3 threaded ro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54 mm M3 threaded ro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motor leads</text:p>
          </table:table-cell>
          <table:table-cell office:value-type="string">
            <text:p>50mm</text:p>
          </table:table-cell>
        </table:table-row>
        <table:table-row table:style-name="ro1">
          <table:table-cell office:value-type="string">
            <text:p>68 mm M3 threaded ro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otal nozzle leads </text:p>
          </table:table-cell>
          <table:table-cell office:value-type="string">
            <text:p>110mm</text:p>
          </table:table-cell>
        </table:table-row>
        <table:table-row table:style-name="ro1">
          <table:table-cell office:value-type="string">
            <text:p>100 mm M3 threaded ro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endel</text:p>
          </table:table-cell>
          <table:table-cell office:value-type="string">
            <text:p>2x15mm M4 caps</text:p>
          </table:table-cell>
        </table:table-row>
        <table:table-row table:style-name="ro1">
          <table:table-cell office:value-type="string">
            <text:p>3 mm i/d spring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.54mm stripboard 35mm x 23mm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0 mm M6 bol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Xx mm 8 mm dia. PEEK ro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xx mm 9.5 mm dia = (3/8”) brass ro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EMA 11 stepper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3 nuts</text:p>
          </table:table-cell>
          <table:table-cell table:number-columns-repeated="5"/>
        </table:table-row>
        <table:table-row table:style-name="ro1">
          <table:table-cell office:value-type="string">
            <text:p>12 mm M2.5 screw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8mm M3 grub/set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-way pin header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.2 ohm resis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k resis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-way sockets</text:p>
          </table:table-cell>
          <table:table-cell table:style-name="ce2" office:value-type="string">
            <text:p>2 (+2)</text:p>
          </table:table-cell>
          <table:table-cell table:number-columns-repeated="4"/>
        </table:table-row>
        <table:table-row table:style-name="ro1">
          <table:table-cell office:value-type="string">
            <text:p>10 mm x 24 mm Aluminium plat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Xx mm PTFE sleev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6mm x 11mm x 11mm PEEK bloc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6 nu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6 wingnu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5 mm M3 cap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23 bearing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6 wash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18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rian Bowyer</meta:initial-creator>
    <meta:creation-date>2011-03-04T17:31:36</meta:creation-date>
    <dc:date>2011-03-09T18:12:37</dc:date>
    <dc:creator>Adrian Bowyer</dc:creator>
    <meta:editing-duration>PT08H04M46S</meta:editing-duration>
    <meta:editing-cycles>5</meta:editing-cycles>
    <meta:generator>OpenOffice.org/3.1$Linux OpenOffice.org_project/310m19$Build-9420</meta:generator>
    <meta:document-statistic meta:table-count="3" meta:cell-count="61" meta:object-count="0"/>
  </office:meta>
</office:document-meta>
</file>